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987a3" officeooo:paragraph-rsid="000987a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987a3" officeooo:paragraph-rsid="000987a3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987a3" officeooo:paragraph-rsid="000987a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87a3" officeooo:paragraph-rsid="000987a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a5b4a" officeooo:paragraph-rsid="000a5b4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987a3" officeooo:paragraph-rsid="000987a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font-size="12pt" fo:letter-spacing="normal" fo:font-style="normal" fo:font-weight="normal" officeooo:rsid="000987a3" officeooo:paragraph-rsid="000987a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987a3"/>
    </style:style>
    <style:style style:name="T1" style:family="text">
      <style:text-properties officeooo:rsid="000a5b4a"/>
    </style:style>
    <style:style style:name="T2" style:family="text">
      <style:text-properties officeooo:rsid="000abe29"/>
    </style:style>
    <style:style style:name="T3" style:family="text">
      <style:text-properties fo:font-style="italic" officeooo:rsid="000abe29" style:font-style-asian="italic" style:font-style-complex="italic"/>
    </style:style>
    <style:style style:name="T4" style:family="text">
      <style:text-properties fo:font-style="normal" officeooo:rsid="000abe29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2pt" fo:font-weight="normal" officeooo:rsid="000987a3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A.5 – Search strategy</text:p>
      <text:p text:style-name="P2"/>
      <text:p text:style-name="P3">Notes:</text:p>
      <text:p text:style-name="P4"><text:tab/>This document is only made to document the research process.</text:p>
      <text:p text:style-name="P4"/>
      <text:p text:style-name="P4"><text:tab/><text:span text:style-name="T1">For proper citing of sources you can use </text:span><text:a xlink:type="simple" xlink:href="https://www.citationmachine.net/apa/cite-a-journal/custom" text:style-name="Internet_20_link" text:visited-style-name="Visited_20_Internet_20_Link"><text:span text:style-name="T1">citation machine</text:span></text:a><text:span text:style-name="T1"> (only the first use is free) or </text:span><text:span text:style-name="T2">the </text:span><text:span text:style-name="T3">Purdue writing lab </text:span><text:a xlink:type="simple" xlink:href="https://owl.purdue.edu/owl/research_and_citation/apa_style/apa_formatting_and_style_guide/in_text_citations_the_basics.html" text:style-name="Internet_20_link" text:visited-style-name="Visited_20_Internet_20_Link"><text:span text:style-name="T4">here</text:span></text:a></text:p>
      <text:p text:style-name="P4"><text:tab/></text:p>
      <text:p text:style-name="P5"><text:tab/>Might as well use ChatGPT for convenience (I didn’t check if it works yet)</text:p>
      <text:p text:style-name="P4"/>
      <text:p text:style-name="P4"><text:span text:style-name="T5">Databases used:</text:span><text:line-break/><text:tab/><text:a xlink:type="simple" xlink:href="https://biblio.vub.ac.be/iguana/www.main.cls?surl=vub" text:style-name="Internet_20_link" text:visited-style-name="Visited_20_Internet_20_Link">VUB Library</text:a></text:p>
      <text:p text:style-name="P4"><text:tab/><text:a xlink:type="simple" xlink:href="https://scholar.google.com/schhp?hl=en&amp;as_sdt=0,5" text:style-name="Internet_20_link" text:visited-style-name="Visited_20_Internet_20_Link">Google scholar</text:a></text:p>
      <text:p text:style-name="P4"/>
      <text:p text:style-name="P6">Starting reference:</text:p>
      <text:p text:style-name="P4"/>
      <text:p text:style-name="P4"><text:span text:style-name="T6">Blinder,</text:span><text:span text:style-name="T7"> </text:span><text:span text:style-name="T6">A.</text:span><text:span text:style-name="T7"> </text:span><text:span text:style-name="T6">S.,</text:span><text:span text:style-name="T7"> </text:span><text:span text:style-name="T6">Ehrmann,</text:span><text:span text:style-name="T7"> </text:span><text:span text:style-name="T6">M.,</text:span><text:span text:style-name="T7"> </text:span><text:span text:style-name="T6">Fratzscher,</text:span><text:span text:style-name="T7"> </text:span><text:span text:style-name="T6">M.,</text:span><text:span text:style-name="T7"> </text:span><text:span text:style-name="T6">De</text:span><text:span text:style-name="T7"> </text:span><text:span text:style-name="T6">Haan,</text:span><text:span text:style-name="T7"> </text:span><text:span text:style-name="T6">J.,</text:span><text:span text:style-name="T7"> </text:span><text:span text:style-name="T6">&amp;</text:span><text:span text:style-name="T7"> </text:span><text:span text:style-name="T6">Jansen,</text:span><text:span text:style-name="T7"> </text:span><text:span text:style-name="T6">D.</text:span><text:span text:style-name="T7"> </text:span><text:span text:style-name="T6">J.</text:span><text:span text:style-name="T7"> </text:span><text:span text:style-name="T6">(2008).</text:span><text:span text:style-name="T7"> </text:span><text:span text:style-name="T6">Central</text:span><text:span text:style-name="T7"> </text:span><text:span text:style-name="T6">bank</text:span><text:line-break/><text:span text:style-name="T6">communication</text:span><text:span text:style-name="T7"> </text:span><text:span text:style-name="T6">and</text:span><text:span text:style-name="T7"> </text:span><text:span text:style-name="T6">monetary</text:span><text:span text:style-name="T7"> </text:span><text:span text:style-name="T6">policy:</text:span><text:span text:style-name="T7"> </text:span><text:span text:style-name="T6">A</text:span><text:span text:style-name="T7"> </text:span><text:span text:style-name="T6">survey</text:span><text:span text:style-name="T7"> </text:span><text:span text:style-name="T6">of</text:span><text:span text:style-name="T7"> </text:span><text:span text:style-name="T6">theory</text:span><text:span text:style-name="T7"> </text:span><text:span text:style-name="T6">and</text:span><text:span text:style-name="T7"> </text:span><text:span text:style-name="T6">evidence.</text:span><text:span text:style-name="T7"> </text:span><text:span text:style-name="T8">Journal</text:span><text:span text:style-name="T8"> </text:span><text:span text:style-name="T8">of</text:span><text:span text:style-name="T8"> </text:span><text:span text:style-name="T8">Economic</text:span><text:span text:style-name="T9"><text:line-break/></text:span><text:span text:style-name="T8">Literature,</text:span><text:span text:style-name="T8"> </text:span><text:span text:style-name="T8">46</text:span><text:span text:style-name="T6">(4),</text:span><text:span text:style-name="T7"> </text:span><text:span text:style-name="T6">910-945. </text:span><text:a xlink:type="simple" xlink:href="https://doi.org/10.1257/jel.46.4.910" text:style-name="Internet_20_link" text:visited-style-name="Visited_20_Internet_20_Link"><text:span text:style-name="T6">https://doi.org/10.1257/jel.46.4.910</text:span></text:a></text:p>
      <text:p text:style-name="P7"/>
      <text:p text:style-name="P8"><text:span text:style-name="T10">DOI: </text:span>10.1257/jel.46.4.910</text:p>
      <text:p text:style-name="P6"/>
      <text:p text:style-name="P6"/>
      <text:p text:style-name="P6"/>
      <text:p text:style-name="P6">Backward references:</text:p>
      <text:p text:style-name="P4"/>
      <text:p text:style-name="P4">Amato, Jeffery D., Stephen Morris, and Hyun Song</text:p>
      <text:p text:style-name="P4">Shin. 2002. “Communication and Monetary Policy.”</text:p>
      <text:p text:style-name="P4">Oxford Review of Economic Policy, 18(4): 495–503.</text:p>
      <text:p text:style-name="P4"/>
      <text:p text:style-name="P5">Found on Google scholar</text:p>
      <text:p text:style-name="P5"/>
      <text:p text:style-name="P5"/>
      <text:p text:style-name="P5"/>
      <text:p text:style-name="P5">Andersson, Malin, Hans Dillén, and Peter Sellin. 2006. “Monetary Policy Signaling and Movements in the Term Structure of Interest Rates.” <text:span text:style-name="Emphasis">Journal of Monetary Economics, 53</text:span>(8): 1815–55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20:47:16.660131935</meta:creation-date>
    <dc:date>2025-10-15T21:14:54.791594482</dc:date>
    <meta:editing-duration>PT2M54S</meta:editing-duration>
    <meta:editing-cycles>1</meta:editing-cycles>
    <meta:document-statistic meta:table-count="0" meta:image-count="0" meta:object-count="0" meta:page-count="1" meta:paragraph-count="17" meta:word-count="150" meta:character-count="993" meta:non-whitespace-character-count="854"/>
    <meta:generator>LibreOffice/25.2.6.2$Linux_X86_64 LibreOffice_project/520$Build-2</meta:generator>
  </office:meta>
</office:document-meta>
</file>